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93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9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41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1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 on the fee. 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9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usd"/>
          <table:table-cell office:value="413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TC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TC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TC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TC</text:p>
          </table:table-cell>
          <table:table-cell office:value-type="string" table:style-name="from_lot_default">
            <text:p>2020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TC</text:p>
          </table:table-cell>
          <table:table-cell office:value-type="string" table:style-name="from_lot_alt_default">
            <text:p>2020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TC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358" office:value-type="float" table:style-name="taxable_event_alt_percent"/>
          <table:table-cell office:value="25418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1/3: 1.79000000 of 5.00000000 BTC</text:p>
          </table:table-cell>
          <table:table-cell office:value-type="string" table:style-name="from_lot_alt_default">
            <text:p>2020-02-01 11:18:00+00:00</text:p>
          </table:table-cell>
          <table:table-cell office:value="0.895" office:value-type="float" table:style-name="from_lot_alt_percent"/>
          <table:table-cell office:value="21480.0" office:value-type="float" table:style-name="from_lot_alt_usd"/>
          <table:table-cell office:value="0.0" office:value-type="float" table:style-name="from_lot_alt_usd"/>
          <table:table-cell office:value="2148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79000000 of 2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TC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TC</text:p>
          </table:table-cell>
          <table:table-cell office:value-type="string" table:style-name="from_lot_alt_default">
            <text:p>2020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TC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TC</text:p>
          </table:table-cell>
          <table:table-cell office:value-type="string" table:style-name="from_lot_default">
            <text:p>2020-05-01 14:03:00+00:00</text:p>
          </table:table-cell>
          <table:table-cell office:value="0.004" office:value-type="float" table:style-name="from_lot_percent"/>
          <table:table-cell office:value="302.0" office:value-type="float" table:style-name="from_lot_usd"/>
          <table:table-cell office:value="2.0" office:value-type="float" table:style-name="from_lot_usd"/>
          <table:table-cell office:value="302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3: 0.02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TC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usd"/>
          <table:table-cell office:value="201.0" office:value-type="float" table:style-name="from_lot_border_usd"/>
          <table:table-cell office:value="30351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TC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usd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usd"/>
          <table:table-cell office:value="2440.0" office:value-type="float" table:style-name="transparent_usd"/>
          <table:table-cell office:value="2465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usd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usd"/>
          <table:table-cell office:value="4940.0" office:value-type="float" table:style-name="transparent_usd"/>
          <table:table-cell office:value="499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usd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usd"/>
          <table:table-cell office:value="6810.0" office:value-type="float" table:style-name="transparent_usd"/>
          <table:table-cell office:value="687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4T09:08:50.300364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